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IES JOAN RAMIS I RAMIS</text:span></text:h>
      <text:p text:style-name="Text_20_body">C/ Ciutadella, 59 — 07703 Maó</text:p>
      <text:h text:style-name="Heading_20_3" text:outline-level="3"><text:span text:style-name="Strong_20_Emphasis">DIPLOMA</text:span></text:h>
      <text:p text:style-name="Text_20_body">L’Institut d’Educació Secundària <text:span text:style-name="Strong_20_Emphasis">Joan Ramis i Ramis</text:span> de Maó<text:line-break/><text:span text:style-name="Strong_20_Emphasis">fa constar</text:span> que</text:p>
      <text:p text:style-name="Text_20_body"><text:span text:style-name="Strong_20_Emphasis">Joan Pons Vidal</text:span></text:p>
      <text:p text:style-name="Text_20_body">ha estat reconegut com a</text:p>
      <text:h text:style-name="Heading_20_3" text:outline-level="3"><text:span text:style-name="Strong_20_Emphasis">Millor alumne de 1r curs del Cicle Formatiu de Grau Mitjà en Sistemes Microinformàtics i Xarxes (SMX)</text:span></text:h>
      <text:p text:style-name="Text_20_body">durant el curs acadèmic <text:span text:style-name="Strong_20_Emphasis">2025-2026</text:span>,<text:line-break/>en reconeixement al seu <text:span text:style-name="Strong_20_Emphasis">rendiment acadèmic, esforç i dedicació</text:span>.</text:p>
      <text:p text:style-name="Text_20_body">A <text:span text:style-name="Strong_20_Emphasis">Maó, 4 de novembre de 2025</text:span></text:p>
      <text:p text:style-name="Text_20_body"><text:span text:style-name="Emphasis">(signatura)</text:span><text:line-break/><text:span text:style-name="Strong_20_Emphasis">El Director</text:span><text:line-break/>IES Joan Ramis i Ramis</text:p>
      <text:p text:style-name="Text_20_body"><text:span text:style-name="Emphasis">(signatura)</text:span><text:line-break/><text:span text:style-name="Strong_20_Emphasis">El Tutor/a del curs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09:24:02.921797642</meta:creation-date>
    <dc:date>2025-11-04T09:24:27.147653200</dc:date>
    <meta:editing-duration>PT25S</meta:editing-duration>
    <meta:editing-cycles>1</meta:editing-cycles>
    <meta:document-statistic meta:table-count="0" meta:image-count="0" meta:object-count="0" meta:page-count="1" meta:paragraph-count="11" meta:word-count="82" meta:character-count="474" meta:non-whitespace-character-count="402"/>
    <meta:generator>LibreOffice/24.2.7.2$Linux_X86_64 LibreOffice_project/420$Build-2</meta:generator>
  </office:meta>
</office:document-meta>
</file>